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58ad"/>
    </style:style>
    <style:style style:name="P2" style:family="paragraph" style:parent-style-name="Standard">
      <style:text-properties fo:font-size="10pt" officeooo:rsid="000658ad" officeooo:paragraph-rsid="000658ad" style:font-size-asian="10pt" style:font-size-complex="10pt"/>
    </style:style>
    <style:style style:name="P3" style:family="paragraph" style:parent-style-name="Standard">
      <style:text-properties fo:font-size="10pt" officeooo:rsid="00077060" officeooo:paragraph-rsid="00077060" style:font-size-asian="10pt" style:font-size-complex="10pt"/>
    </style:style>
    <style:style style:name="P4" style:family="paragraph" style:parent-style-name="Standard">
      <style:text-properties fo:font-size="10pt" officeooo:rsid="0007e486" officeooo:paragraph-rsid="0007e486" style:font-size-asian="10pt" style:font-size-complex="10pt"/>
    </style:style>
    <style:style style:name="P5" style:family="paragraph" style:parent-style-name="Standard">
      <style:text-properties fo:font-size="10pt" officeooo:rsid="000bbeb4" officeooo:paragraph-rsid="000bbeb4" style:font-size-asian="10pt" style:font-size-complex="10pt"/>
    </style:style>
    <style:style style:name="P6" style:family="paragraph" style:parent-style-name="Standard">
      <style:text-properties fo:font-size="10pt" officeooo:rsid="000bbeb4" officeooo:paragraph-rsid="00111bb5" style:font-size-asian="10pt" style:font-size-complex="10pt"/>
    </style:style>
    <style:style style:name="P7" style:family="paragraph" style:parent-style-name="Standard">
      <style:text-properties fo:font-size="10pt" officeooo:rsid="0010f3d1" officeooo:paragraph-rsid="0010f3d1" style:font-size-asian="10pt" style:font-size-complex="10pt"/>
    </style:style>
    <style:style style:name="P8" style:family="paragraph" style:parent-style-name="Standard">
      <style:text-properties fo:font-size="10pt" officeooo:rsid="00111bb5" officeooo:paragraph-rsid="00111bb5" style:font-size-asian="10pt" style:font-size-complex="10pt"/>
    </style:style>
    <style:style style:name="P9" style:family="paragraph" style:parent-style-name="Standard">
      <style:text-properties fo:font-size="10pt" officeooo:rsid="0012d2ed" officeooo:paragraph-rsid="0012d2ed" style:font-size-asian="10pt" style:font-size-complex="10pt"/>
    </style:style>
    <style:style style:name="P10" style:family="paragraph" style:parent-style-name="Standard">
      <style:text-properties fo:font-size="10pt" officeooo:rsid="00135bb1" officeooo:paragraph-rsid="00135bb1" style:font-size-asian="10pt" style:font-size-complex="10pt"/>
    </style:style>
    <style:style style:name="P11" style:family="paragraph" style:parent-style-name="Standard">
      <style:text-properties fo:font-size="10pt" officeooo:rsid="0016ef84" officeooo:paragraph-rsid="0016ef84" style:font-size-asian="10pt" style:font-size-complex="10pt"/>
    </style:style>
    <style:style style:name="P12" style:family="paragraph" style:parent-style-name="Standard">
      <style:text-properties fo:font-size="10pt" officeooo:rsid="000658ad" officeooo:paragraph-rsid="000658ad" style:font-size-asian="8.75pt" style:font-size-complex="10pt"/>
    </style:style>
    <style:style style:name="P13" style:family="paragraph" style:parent-style-name="Standard">
      <style:text-properties fo:font-size="10pt" officeooo:paragraph-rsid="0018a7a6"/>
    </style:style>
    <style:style style:name="P14" style:family="paragraph" style:parent-style-name="Standard">
      <style:text-properties fo:font-size="10pt" officeooo:rsid="001be295" officeooo:paragraph-rsid="001be295"/>
    </style:style>
    <style:style style:name="P15" style:family="paragraph" style:parent-style-name="Standard">
      <style:text-properties officeooo:paragraph-rsid="000f0b28"/>
    </style:style>
    <style:style style:name="P16" style:family="paragraph" style:parent-style-name="Standard">
      <style:text-properties officeooo:paragraph-rsid="0016ef84"/>
    </style:style>
    <style:style style:name="P17" style:family="paragraph" style:parent-style-name="Standard">
      <style:text-properties officeooo:rsid="001c7a98" officeooo:paragraph-rsid="001c7a98"/>
    </style:style>
    <style:style style:name="P18" style:family="paragraph" style:parent-style-name="Standard">
      <style:text-properties officeooo:rsid="001e1eac" officeooo:paragraph-rsid="001e1eac"/>
    </style:style>
    <style:style style:name="P19" style:family="paragraph" style:parent-style-name="Standard">
      <style:text-properties officeooo:rsid="002003bc" officeooo:paragraph-rsid="002003bc"/>
    </style:style>
    <style:style style:name="P20" style:family="paragraph" style:parent-style-name="Standard">
      <style:text-properties officeooo:rsid="00207bd4" officeooo:paragraph-rsid="00207bd4"/>
    </style:style>
    <style:style style:name="P21" style:family="paragraph" style:parent-style-name="Standard">
      <style:text-properties officeooo:paragraph-rsid="00227a4e"/>
    </style:style>
    <style:style style:name="P22" style:family="paragraph" style:parent-style-name="Standard">
      <style:text-properties officeooo:paragraph-rsid="00232b68"/>
    </style:style>
    <style:style style:name="P23" style:family="paragraph" style:parent-style-name="Standard">
      <style:text-properties officeooo:rsid="00232b68" officeooo:paragraph-rsid="00232b68"/>
    </style:style>
    <style:style style:name="P24" style:family="paragraph" style:parent-style-name="Standard">
      <style:text-properties officeooo:rsid="002480e2" officeooo:paragraph-rsid="002480e2"/>
    </style:style>
    <style:style style:name="P25" style:family="paragraph" style:parent-style-name="Standard">
      <style:paragraph-properties fo:break-before="page"/>
      <style:text-properties fo:font-size="10pt" officeooo:rsid="0007e486" officeooo:paragraph-rsid="0007e486" style:font-size-asian="10pt" style:font-size-complex="10pt"/>
    </style:style>
    <style:style style:name="P26" style:family="paragraph" style:parent-style-name="Standard">
      <style:paragraph-properties fo:break-before="page"/>
      <style:text-properties fo:font-size="10pt" officeooo:rsid="00111bb5" officeooo:paragraph-rsid="00111bb5" style:font-size-asian="10pt" style:font-size-complex="10pt"/>
    </style:style>
    <style:style style:name="P27" style:family="paragraph" style:parent-style-name="Standard">
      <style:paragraph-properties fo:break-before="page"/>
      <style:text-properties officeooo:paragraph-rsid="001616c4"/>
    </style:style>
    <style:style style:name="P28" style:family="paragraph" style:parent-style-name="Standard">
      <style:paragraph-properties fo:break-before="page"/>
      <style:text-properties officeooo:paragraph-rsid="0016ef84"/>
    </style:style>
    <style:style style:name="T1" style:family="text">
      <style:text-properties officeooo:rsid="000658ad"/>
    </style:style>
    <style:style style:name="T2" style:family="text">
      <style:text-properties officeooo:rsid="00077060"/>
    </style:style>
    <style:style style:name="T3" style:family="text">
      <style:text-properties fo:font-size="10pt" style:font-size-asian="10pt" style:font-size-complex="10pt"/>
    </style:style>
    <style:style style:name="T4" style:family="text">
      <style:text-properties fo:font-size="10pt" officeooo:rsid="000658ad" style:font-size-asian="10pt" style:font-size-complex="10pt"/>
    </style:style>
    <style:style style:name="T5" style:family="text">
      <style:text-properties fo:font-size="10pt" officeooo:rsid="0007e486" style:font-size-asian="10pt" style:font-size-complex="10pt"/>
    </style:style>
    <style:style style:name="T6" style:family="text">
      <style:text-properties fo:font-size="10pt" officeooo:rsid="000eec97" style:font-size-asian="10pt" style:font-size-complex="10pt"/>
    </style:style>
    <style:style style:name="T7" style:family="text">
      <style:text-properties fo:font-size="10pt" officeooo:rsid="000bbeb4" style:font-size-asian="10pt" style:font-size-complex="10pt"/>
    </style:style>
    <style:style style:name="T8" style:family="text">
      <style:text-properties fo:font-size="10pt" officeooo:rsid="0012d2ed" style:font-size-asian="10pt" style:font-size-complex="10pt"/>
    </style:style>
    <style:style style:name="T9" style:family="text">
      <style:text-properties fo:font-size="10pt" officeooo:rsid="00135bb1" style:font-size-asian="10pt" style:font-size-complex="10pt"/>
    </style:style>
    <style:style style:name="T10" style:family="text">
      <style:text-properties fo:font-size="10pt" officeooo:rsid="001616c4" style:font-size-asian="10pt" style:font-size-complex="10pt"/>
    </style:style>
    <style:style style:name="T11" style:family="text">
      <style:text-properties fo:font-size="10pt" officeooo:rsid="0016ef84" style:font-size-asian="10pt" style:font-size-complex="10pt"/>
    </style:style>
    <style:style style:name="T12" style:family="text">
      <style:text-properties fo:font-size="10pt" officeooo:rsid="001c7a98" style:font-size-asian="10pt" style:font-size-complex="10pt"/>
    </style:style>
    <style:style style:name="T13" style:family="text">
      <style:text-properties fo:font-size="10pt" officeooo:rsid="002003bc" style:font-size-asian="10pt" style:font-size-complex="10pt"/>
    </style:style>
    <style:style style:name="T14" style:family="text">
      <style:text-properties fo:font-size="10pt" officeooo:rsid="0020ec3a" style:font-size-asian="10pt" style:font-size-complex="10pt"/>
    </style:style>
    <style:style style:name="T15" style:family="text">
      <style:text-properties fo:font-size="10pt" officeooo:rsid="00227a4e" style:font-size-asian="10pt" style:font-size-complex="10pt"/>
    </style:style>
    <style:style style:name="T16" style:family="text">
      <style:text-properties fo:font-size="10pt" officeooo:rsid="00232b68" style:font-size-asian="10pt" style:font-size-complex="10pt"/>
    </style:style>
    <style:style style:name="T17" style:family="text">
      <style:text-properties fo:font-size="10pt" officeooo:rsid="002480e2" style:font-size-asian="10pt" style:font-size-complex="10pt"/>
    </style:style>
    <style:style style:name="T18" style:family="text">
      <style:text-properties officeooo:rsid="0009553c"/>
    </style:style>
    <style:style style:name="T19" style:family="text">
      <style:text-properties officeooo:rsid="000aa1c7"/>
    </style:style>
    <style:style style:name="T20" style:family="text">
      <style:text-properties style:text-position="super 58%"/>
    </style:style>
    <style:style style:name="T21" style:family="text">
      <style:text-properties officeooo:rsid="000c8d46"/>
    </style:style>
    <style:style style:name="T22" style:family="text">
      <style:text-properties officeooo:rsid="000cfb53"/>
    </style:style>
    <style:style style:name="T23" style:family="text">
      <style:text-properties officeooo:rsid="000eec97"/>
    </style:style>
    <style:style style:name="T24" style:family="text">
      <style:text-properties officeooo:rsid="000f75f6"/>
    </style:style>
    <style:style style:name="T25" style:family="text">
      <style:text-properties officeooo:rsid="0010f3d1"/>
    </style:style>
    <style:style style:name="T26" style:family="text">
      <style:text-properties officeooo:rsid="00111bb5"/>
    </style:style>
    <style:style style:name="T27" style:family="text">
      <style:text-properties officeooo:rsid="0011a675"/>
    </style:style>
    <style:style style:name="T28" style:family="text">
      <style:text-properties officeooo:rsid="0012d2ed"/>
    </style:style>
    <style:style style:name="T29" style:family="text">
      <style:text-properties officeooo:rsid="00135bb1"/>
    </style:style>
    <style:style style:name="T30" style:family="text">
      <style:text-properties style:font-size-asian="10pt" style:font-size-complex="10pt"/>
    </style:style>
    <style:style style:name="T31" style:family="text">
      <style:text-properties officeooo:rsid="0016ef84" style:font-size-asian="10pt" style:font-size-complex="10pt"/>
    </style:style>
    <style:style style:name="T32" style:family="text">
      <style:text-properties officeooo:rsid="0018a7a6" style:font-size-asian="10pt" style:font-size-complex="10pt"/>
    </style:style>
    <style:style style:name="T33" style:family="text">
      <style:text-properties officeooo:rsid="001be295" style:font-size-asian="10pt" style:font-size-complex="10pt"/>
    </style:style>
    <style:style style:name="T34" style:family="text">
      <style:text-properties officeooo:rsid="00147733"/>
    </style:style>
    <style:style style:name="T35" style:family="text">
      <style:text-properties officeooo:rsid="0015a377"/>
    </style:style>
    <style:style style:name="T36" style:family="text">
      <style:text-properties officeooo:rsid="001616c4"/>
    </style:style>
    <style:style style:name="T37" style:family="text">
      <style:text-properties officeooo:rsid="0018a7a6"/>
    </style:style>
    <style:style style:name="T38" style:family="text">
      <style:text-properties officeooo:rsid="002576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text:p>
      <text:p text:style-name="P1"><text:span text:style-name="T4">Subsection 1 – General intro – no figs, no equations, </text:span><text:span text:style-name="T5">500 </text:span><text:span text:style-name="T4">words</text:span></text:p>
      <text:p text:style-name="P2"/>
      <text:p text:style-name="P2">Topics to cover:</text:p>
      <text:p text:style-name="P2"/>
      <text:p text:style-name="P3">Quick 1 para opening</text:p>
      <text:p text:style-name="P3">What are grav waves</text:p>
      <text:p text:style-name="P3">types of grav waves</text:p>
      <text:p text:style-name="P3">set out we’re focussing on GWs from merging CBC which emit theses GWs as they go from IMR </text:p>
      <text:p text:style-name="P3"/>
      <text:p text:style-name="P4">Comment on literature and status of detection</text:p>
      <text:p text:style-name="P3">How we search for them</text:p>
      <text:p text:style-name="P3">Improvements to LIGO network</text:p>
      <text:p text:style-name="P2">Search/detection pipelines, - PyCBC and GstLAL <text:span text:style-name="T2">Search pipelines using matched filtering </text:span></text:p>
      <text:p text:style-name="P3">As networks become more sensitive and more mergers are being detected, the ability to determine the parameters of the merger quickly and accurately become of significnt interest...links to subsection2</text:p>
      <text:p text:style-name="P2"/>
      <text:p text:style-name="P2"/>
      <text:p text:style-name="P2"/>
      <text:p text:style-name="P26">For a nice fit for subsection 2 to start on page 2, seems like it might need to be closer to 600 words</text:p>
      <text:p text:style-name="P8"/>
      <text:p text:style-name="P8">Draft 0 – 340 words.</text:p>
      <text:p text:style-name="P2"/>
      <text:p text:style-name="P2">From their first hypothesis~\cite{einstein1} to the first direct detection of signal from binary black hole coalescence~\cite{abbott2016observation} by Advanced LIGO~\cite{advancedLIGO} and Advanced VIRGO~\cite{advan<text:span text:style-name="T19">c</text:span>edVIRGO} square-kilometre interferometers, we find ourselves in an exciting new epoch of gravitational physics. <text:span text:style-name="T19">(change this last phrase).</text:span></text:p>
      <text:p text:style-name="P2"/>
      <text:p text:style-name="P15"><text:span text:style-name="T4">As </text:span><text:span text:style-name="T6">theorised</text:span><text:span text:style-name="T4"> in </text:span><text:span text:style-name="T6">general relaitivty</text:span><text:span text:style-name="T4"> gravitational waves are stretching </text:span><text:span text:style-name="T6">and </text:span><text:span text:style-name="T4">deformation of space-time from rotating massive objects. </text:span><text:span text:style-name="T6">S</text:span><text:span text:style-name="T4">ources can be spilt into two types: continuous grav waves (CWs) and transient grav wave signals (GWs). </text:span><text:span text:style-name="T7">There is Much ongoing work concerning Cws </text:span><text:span text:style-name="T6">\cite</text:span><text:span text:style-name="T7">{bayley2019soap} </text:span><text:span text:style-name="T6">and even significant effort to implement deep-learning techniques \cite{bayley2020soapML,cwml2019}</text:span><text:span text:style-name="T7"> however this paper solely focuses on GW transients, in particualr from compact binary coalesnecs (CBCs)</text:span></text:p>
      <text:p text:style-name="P2"/>
      <text:p text:style-name="P7">CBCs are stellar mass objects either black holes or lighter NS rotate and coalsence in 3 stages known as inspiral,ringdown and merger (IMR) as they merge the distotions of spacetime occur at such a frequency that they can be detected by a network of ground-based detector, where the distrotions leave a precious impriment on detector strain of laser interferomters called a waveform. </text:p>
      <text:p text:style-name="P5"/>
      <text:p text:style-name="P6">Intro detector network, 2<text:span text:style-name="T20">nd</text:span> gen, getting ready for (<text:span text:style-name="T1">Future additions to network – </text:span><text:span text:style-name="T24">Japan </text:span><text:span text:style-name="T1">KAGRA</text:span><text:span text:style-name="T24">~\cite{kagra}</text:span><text:span text:style-name="T1">, INDIA</text:span><text:span text:style-name="T24">~\cite{UNNIKRISHNAN_2013}</text:span><text:span text:style-name="T1"> etc. (need citations)</text:span>), <text:span text:style-name="T22">introduce the idea of waveform banks (links to the specific template banks of next subseciton), </text:span><text:span text:style-name="T23">observing run of transients (need to stress the main </text:span><text:span text:style-name="T24">observations are CBCs</text:span><text:span text:style-name="T23">), </text:span><text:span text:style-name="T24">sensitive frequency band. </text:span><text:span text:style-name="T25">Observe through a process of matched filtering using specific detection pipelines </text:span><text:span text:style-name="T1">PyCBC~\cite{pycbc2016} and GstLal (gen1 - \cite{gstlal_gen1_2017}, gen2 - \cite{gstlal_gen2_2019}), </text:span><text:span text:style-name="T25">by comparing incom</text:span><text:span text:style-name="T26">ing observed detector strain pattern to a bank of modelled templated waveforms, modelled by solving GR equations using computational modelling technique numerical relativity </text:span><text:span text:style-name="T37">and EOB methods \cite{PhysRevLett.95.121101,PhysRevD.59.084006}</text:span><text:span text:style-name="T26">. </text:span></text:p>
      <text:p text:style-name="P6"/>
      <text:p text:style-name="P6"><text:span text:style-name="T1">Having completed both </text:span><text:span text:style-name="T27">O</text:span><text:span text:style-name="T1">3 runs the detectors are currently undergoing improvements </text:span><text:span text:style-name="T26">(instrumental) </text:span><text:span text:style-name="T1">in prep for o4 run with more detectors added (mention more detectors being added) </text:span><text:span text:style-name="T22">and increased detector sensitivity there is much more CBCs going to be detected and </text:span>Observing runs are just for Gwtransients. <text:span text:style-name="T1">With the first two observing runs~\cite{BBHo1,gwtc1} and the first half of the third run~\cite{gwtc2} findings published along with corresponding public data release, the </text:span><text:span text:style-name="T18">field of GW research find itself at the forefront of new science.</text:span><text:span text:style-name="T1"> </text:span></text:p>
      <text:p text:style-name="P2"/>
      <text:p text:style-name="P2"/>
      <text:p text:style-name="P2"/>
      <text:p text:style-name="P2"/>
      <text:p text:style-name="P2"/>
      <text:p text:style-name="P2"/>
      <text:p text:style-name="P2"/>
      <text:p text:style-name="P2"/>
      <text:p text:style-name="P2"/>
      <text:p text:style-name="P25">Subsection 2 – <text:span text:style-name="T28">PE </text:span>1500 words, <text:span text:style-name="T28">2 tables, no figs, 3 equations. </text:span><text:span text:style-name="T35">Skeleton:</text:span></text:p>
      <text:p text:style-name="P2"/>
      <text:p text:style-name="P9">Intro PE + params, (link to first 2 cols of Table 1) (already introduced waveform in prev section, can build straight from that) <text:span text:style-name="T36">(need to give table a caption)</text:span> </text:p>
      <text:p text:style-name="P2"/>
      <text:p text:style-name="P9">PE relies on bayesian inf with relaies on Bayesian Stats...(3eqns) – <text:span text:style-name="T29">introduce usefulness of bayesian evidence.</text:span></text:p>
      <text:p text:style-name="P9"/>
      <text:p text:style-name="Standard"><text:span text:style-name="T8">Bayesian inference </text:span><text:span text:style-name="T9">in practise – software is BILBY, LALinference, PyCBCInference</text:span> \<text:span text:style-name="T3">cite{lalinference,PyCBCInference,bilby</text:span><text:span text:style-name="T9">} algorithms are MCMC or NS – Ns is more verstaile as it can evalute Bayesian Evidence also (already explained why that’s useful) samplers are…. Dont need to list the samplers here, just the refs and link to table 2.</text:span></text:p>
      <text:p text:style-name="Standard"/>
      <text:p text:style-name="P2">Motivation for <text:span text:style-name="T29">fast and accurate </text:span>PE at the end – MM astronomy(gw170817)<text:span text:style-name="T35">\cite{GW170817_mma}</text:span> <text:span text:style-name="T29">(birth of MMA, detectors sensitive enough to detect NS – only going to get more and more)</text:span>(Motivates fast PE), Hubble constant etc. <text:span text:style-name="T35">\cite{GW170817_Hubble}</text:span>(Motivates accurate.) and subsection2 – <text:span text:style-name="T2">really need to re invent the PE method as detector sensitivty gets better – </text:span><text:span text:style-name="T21">to push new sceince leading edge.</text:span></text:p>
      <text:p text:style-name="P2"/>
      <text:p text:style-name="P10">Whilst these methods are accurate, they struggle with speed, table 2 shows on order 10 hours to generate a meaningful sample batch from posterior. (even with some clever software to speed up by order of 2 (2 hunter refs under his speed table) its too slow)</text:p>
      <text:p text:style-name="P10"/>
      <text:p text:style-name="P10">This speed element motivates deep-learning approaches to speed up sampling rate post training. Much work has been done deep-learning for all steps of GW DA \cite{mlreview2020,PhysRevLett.120.141103}→<text:span text:style-name="T38"> expan and talk about the ml review in detail</text:span>, in <text:span text:style-name="T38">particular</text:span> PE with some software <text:span text:style-name="T34">opting to enhance current sampling methods \cite{williams2021nested}, we present a method to completely replace old tehcniques, using a tehcnique called VI \cite{1904.06264} which circumvents costly likelihood cals to produce a meaningful batch of samples in subsecond run-times post-training.</text:span></text:p>
      <text:p text:style-name="P27"><text:span text:style-name="T10">Subsection 3 – Deep-learning approaches </text:span><text:span text:style-name="T11">No equation, No tables, No fig 500 words </text:span><text:span text:style-name="T12">Skeleton:</text:span></text:p>
      <text:p text:style-name="P2"/>
      <text:p text:style-name="P2"/>
      <text:p text:style-name="P11">Intro DL as a whole/premise/computational technique – introduce the term hyperparams.</text:p>
      <text:p text:style-name="P11"/>
      <text:p text:style-name="P13"><text:span text:style-name="T31">A specific type of DL NN is generative model which have been shown to be good for approximate inference </text:span><text:span text:style-name="T32">from incomplete data</text:span><text:span text:style-name="T31"> \cite{1807.03653,bond2021deep} </text:span><text:span text:style-name="T33">a recent comparative analysis of gen models &lt;--</text:span></text:p>
      <text:p text:style-name="P13"><text:span text:style-name="T31"/></text:p>
      <text:p text:style-name="P14"><text:span text:style-name="T31">M</text:span><text:span text:style-name="T30">uch work has been done on gen models with two in particular being well suited for our task</text:span></text:p>
      <text:p text:style-name="P14"><text:span text:style-name="T30"/></text:p>
      <text:p text:style-name="P14"><text:span text:style-name="T30">Norm flows – descibe breifly uses Nns to learn an invertiblelinear mapping from original distribution to unit normal which is easier to sample from – </text:span></text:p>
      <text:p text:style-name="P14"><text:span text:style-name="T30"/></text:p>
      <text:p text:style-name="P14"><text:span text:style-name="T30">VAEs – breifly describe – uses encoder and decoder networks to map input distribution to lower dim latent space dim and reconstructs from there.</text:span></text:p>
      <text:p text:style-name="P14"><text:span text:style-name="T30"/></text:p>
      <text:p text:style-name="P14"><text:span text:style-name="T30">Norm flows has been shown to be very successful in this task \cite{williams2021nested,stephengreen2020,papamakarios2019normalizing} However, due to faster training and similar sample quality (from bond2021 – word nicely) we opted to use a VAE for our VI task, aptly names Vitamin.</text:span></text:p>
      <text:p text:style-name="P2"/>
      <text:p text:style-name="P12"/>
      <text:p text:style-name="P12"/>
      <text:p text:style-name="P28"><text:span text:style-name="T10">Subsection </text:span><text:span text:style-name="T11">4</text:span><text:span text:style-name="T10"> – </text:span><text:span text:style-name="T11">Vitamin</text:span><text:span text:style-name="T10"> </text:span><text:span text:style-name="T12">2</text:span><text:span text:style-name="T11"> equation</text:span><text:span text:style-name="T12">s</text:span><text:span text:style-name="T11">, No tables, 1 fig:monte_flow <text:s/>1500 words</text:span></text:p>
      <text:p text:style-name="P16"><text:span text:style-name="T11"/></text:p>
      <text:p text:style-name="P17"><text:span text:style-name="T11">W</text:span><text:span text:style-name="T3">e present vit, state follow on work from hutner’s paper and name is paper 1</text:span></text:p>
      <text:p text:style-name="P17"><text:span text:style-name="T11">S</text:span><text:span text:style-name="T3">tart with more specific intro of what CVAE is with figure straight away (caption following from hutner’s paper)</text:span></text:p>
      <text:p text:style-name="P17"><text:span text:style-name="T3"/></text:p>
      <text:p text:style-name="P18"><text:span text:style-name="T3">2 equations, talk about right hand side of fig1 only (training is in methods), </text:span><text:span text:style-name="T13">put the proposal posterior equation first!something like – to train the model we look to minimise the cost function: (eq) which is minimised when our porposal posterior tends to our true posterior.(footnote – notation both true and target posteriors use p(x|y) the true posterior is used in training/validation only whereas the targter posterior in this paper comes from old school dynesty sampler) Will talk more about training in Section~\ref{methods:model training}.</text:span></text:p>
      <text:p text:style-name="P18"><text:span text:style-name="T13"/></text:p>
      <text:p text:style-name="P19"><text:span text:style-name="T3">(remember punctuation after equations)</text:span></text:p>
      <text:p text:style-name="P19"><text:span text:style-name="T3"/></text:p>
      <text:p text:style-name="P20"><text:span text:style-name="T3">Compare speed to others (table 2 – normflows with VI stephen green) from table 2 we can see the large jump in run timeusing VI compared to other techniques. </text:span></text:p>
      <text:p text:style-name="P20"><text:span text:style-name="T3"/></text:p>
      <text:p text:style-name="P20"><text:span text:style-name="T3">However using VI limits versatility </text:span><text:span text:style-name="T14">for speed</text:span><text:span text:style-name="T3">, so we present a method to </text:span><text:span text:style-name="T14">estimate likeloods of proposal posterior samples using Monte Carlo methods.</text:span></text:p>
      <text:p text:style-name="P20"><text:span text:style-name="T14"/></text:p>
      <text:p text:style-name="P21"><text:span text:style-name="T14">Having the ability to evaluate likelihoods open the door for many useful applications such as evaluating the Bayesian evidence as in equation 3. A particularly useful application </text:span><text:span text:style-name="T15">called likelihood </text:span><text:span text:style-name="T14">was </text:span><text:span text:style-name="T15">shown to be successful</text:span><text:span text:style-name="T14"> in~\cite{OzGrav}. </text:span><text:span text:style-name="T15">In this paper they used an approximate waveform generator~\cite{IMRPhenomD} to generate a proposal posterior </text:span><text:span text:style-name="T16">using the Bilby implementation of cpnest </text:span><text:span text:style-name="T15">and reweigh it according to likelihood ratios with a more complete, but computationally expensive, waveform generator~\cite{NRHybSur3dq8} </text:span><text:span text:style-name="T16">using a process called sampling-importance resampling (SIR)~\cite{brian2006resampling}. They found by rewighting the likelihoods of the two distierbutions, they could effectively simulate sampling from the target posterior without having to ever run sampler on computationally expensive waveforms.</text:span></text:p>
      <text:p text:style-name="P21"><text:span text:style-name="T16"/></text:p>
      <text:p text:style-name="P22"><text:span text:style-name="T16">Once we have estimated our </text:span><text:span text:style-name="T17">proposal </text:span><text:span text:style-name="T16">likelihoods, we look to e use a similar SIR approach to reweigh our samples according to their likleihood ratio relative to our target posterior evaluated using the Bilby implementation of dynesty </text:span><text:span text:style-name="T17">to improve the results of vitamin.</text:span></text:p>
      <text:p text:style-name="P22"><text:span text:style-name="T17"/></text:p>
      <text:p text:style-name="P24"><text:span text:style-name="T17">T</text:span><text:span text:style-name="T3">he structure of the paper is as follows. </text:span></text:p>
      <text:p text:style-name="P21"><text:span text:style-name="T16"/></text:p>
      <text:p text:style-name="P21"><text:span text:style-name="T16"/></text:p>
      <text:p text:style-name="P23"><text:span text:style-name="T3">Signposting:</text:span></text:p>
      <text:p text:style-name="P23"><text:span text:style-name="T3"/></text:p>
      <text:p text:style-name="P23"><text:span text:style-name="T3">In Section 2 we discuss the methods behind </text:span><text:span text:style-name="T17">training our model in our reduced parameters space and desicbe monte carlo methods for likleihood evaluation and reweighting. In Section 3, we discus the quality of these proposal likelihoods using qualitative sle-consistency and quantitative reproducibility tests. We then go on to evaluate the suitability of the SIR method for our resampling compared to the success of \cite{OzGrav}. Finally, in Section 4, we contextualise our results in the wider field of rapid PE by DL and reiterate the significance of added versatility of vitamin and set out the roadmap of related future work.</text:span></text:p>
      <text:p text:style-name="P23"><text:span text:style-name="T3"/></text:p>
      <text:p text:style-name="P23"><text:span text:style-name="T3"/></text:p>
      <text:p text:style-name="P19"><text:span text:style-name="T3"/></text:p>
      <text:p text:style-name="P19"><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4T10:01:26.966790798</meta:creation-date>
    <meta:generator>LibreOffice/6.4.6.2$Linux_X86_64 LibreOffice_project/40$Build-2</meta:generator>
    <dc:date>2021-03-24T16:01:23.263547504</dc:date>
    <meta:editing-duration>PT1H13M5S</meta:editing-duration>
    <meta:editing-cycles>15</meta:editing-cycles>
    <meta:document-statistic meta:table-count="0" meta:image-count="0" meta:object-count="0" meta:page-count="5" meta:paragraph-count="45" meta:word-count="1352" meta:character-count="9197" meta:non-whitespace-character-count="7857"/>
  </office:meta>
</office:document-meta>
</file>